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P2" style:family="paragraph" style:parent-style-name="Standard">
      <style:text-properties officeooo:rsid="001a78ee" officeooo:paragraph-rsid="001a78ee"/>
    </style:style>
    <style:style style:name="T1" style:family="text">
      <style:text-properties officeooo:rsid="001cf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1">1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6T09:12:50.997292343</dc:date>
    <meta:editing-duration>PT4M1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